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ndalus" fo:font-size="20pt" officeooo:rsid="001f3cf6" officeooo:paragraph-rsid="001f3cf6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ndalus" fo:font-size="32pt" officeooo:rsid="001f3cf6" officeooo:paragraph-rsid="001f3cf6" style:font-size-asian="32pt" style:font-size-complex="32pt"/>
    </style:style>
    <style:style style:name="P3" style:family="paragraph" style:parent-style-name="Standard">
      <style:text-properties style:font-name="Andalus" fo:font-size="20pt" officeooo:rsid="001f3cf6" officeooo:paragraph-rsid="002095e0" style:font-size-asian="20pt" style:font-size-complex="20pt"/>
    </style:style>
    <style:style style:name="P4" style:family="paragraph">
      <loext:graphic-properties draw:fill-color="#ffffff"/>
    </style:style>
    <style:style style:name="T1" style:family="text">
      <style:text-properties officeooo:rsid="001fb67e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014cm" fo:min-width="5.0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014cm" fo:min-width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Papier des adultes</text:p>
      <text:p text:style-name="P1"/>
      <text:p text:style-name="P1">Wifi :<text:tab/> Bbox-2D92667B</text:p>
      <text:p text:style-name="P1">code :<text:tab/>5C29 DA4D EDAA 24AD D6F3 D2AC 177A F7</text:p>
      <text:p text:style-name="P1"/>
      <text:p text:style-name="P1">Heures creuses : 3h40 → 7h50 et 12h30 → 15h50</text:p>
      <text:p text:style-name="P1"/>
      <text:p text:style-name="P1">Mode d’emploi machine : Synthétique 7</text:p>
      <text:p text:style-name="P1"><text:tab/><text:tab/><text:tab/><text:tab/><text:tab/><text:tab/><text:span text:style-name="T1">début : 16h40</text:span></text:p>
      <text:p text:style-name="P1"><draw:custom-shape text:anchor-type="paragraph" draw:z-index="0" draw:name="Forme1" draw:style-name="gr1" draw:text-style-name="P4" svg:width="5.183cm" svg:height="1.124cm" svg:x="-0.039cm" svg:y="0.579cm"><text:p><text:s text:c="5"/>Lessive (un boucho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2" draw:text-style-name="P4" svg:width="1.486cm" svg:height="1.124cm" svg:x="8.043cm" svg:y="0.494cm"><text:p>Adoucissa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Trempage des légumineuses :</text:p>
      <text:p text:style-name="P1"><text:tab/>Lentilles corail : 0h</text:p>
      <text:p text:style-name="P3"><text:tab/>Pois cassés : 2h</text:p>
      <text:p text:style-name="P3"><text:tab/>Lentilles vertes : 4h</text:p>
      <text:p text:style-name="P1"><text:tab/>Pois chiche : 12h</text:p>
      <text:p text:style-name="P1"><text:tab/>Soja : 12h</text:p>
      <text:p text:style-name="P1"><text:tab/>Azukis : 12h</text:p>
      <text:p text:style-name="P1"><text:tab/>Haricots : 12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6:24:19.691000000</meta:creation-date>
    <dc:date>2019-04-02T10:20:01.586000000</dc:date>
    <meta:editing-duration>PT9M21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4" meta:word-count="65" meta:character-count="332" meta:non-whitespace-character-count="267"/>
  </office:meta>
</office:document-meta>
</file>